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20a59e"/>
    </style:style>
    <style:style style:name="P2" style:family="paragraph" style:parent-style-name="Horizontal_20_Line">
      <style:text-properties officeooo:paragraph-rsid="0020a59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8"/>
    <style:style style:name="P6" style:family="paragraph" style:parent-style-name="Text_20_body" style:list-style-name="L8">
      <style:paragraph-properties fo:margin-top="0cm" fo:margin-bottom="0cm" style:contextual-spacing="false"/>
    </style:style>
    <style:style style:name="P7" style:family="paragraph" style:parent-style-name="Text_20_body" style:list-style-name="L9"/>
    <style:style style:name="P8" style:family="paragraph" style:parent-style-name="Text_20_body" style:list-style-name="L9">
      <style:paragraph-properties fo:margin-top="0cm" fo:margin-bottom="0cm" style:contextual-spacing="false"/>
    </style:style>
    <style:style style:name="P9" style:family="paragraph" style:parent-style-name="Text_20_body" style:list-style-name="L10"/>
    <style:style style:name="P10" style:family="paragraph" style:parent-style-name="Text_20_body" style:list-style-name="L10">
      <style:paragraph-properties fo:margin-top="0cm" fo:margin-bottom="0cm" style:contextual-spacing="false"/>
    </style:style>
    <style:style style:name="P11" style:family="paragraph" style:parent-style-name="Text_20_body" style:list-style-name="L11"/>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3">
      <style:paragraph-properties fo:margin-top="0cm" fo:margin-bottom="0cm" style:contextual-spacing="false"/>
    </style:style>
    <style:style style:name="P32" style:family="paragraph" style:parent-style-name="Text_20_body" style:list-style-name="L24"/>
    <style:style style:name="P33" style:family="paragraph" style:parent-style-name="Text_20_body" style:list-style-name="L24">
      <style:paragraph-properties fo:margin-top="0cm" fo:margin-bottom="0cm" style:contextual-spacing="false"/>
    </style:style>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7">
      <style:paragraph-properties fo:margin-top="0cm" fo:margin-bottom="0cm" style:contextual-spacing="false"/>
    </style:style>
    <style:style style:name="P38" style:family="paragraph" style:parent-style-name="Text_20_body" style:list-style-name="L28"/>
    <style:style style:name="P39" style:family="paragraph" style:parent-style-name="Text_20_body" style:list-style-name="L28">
      <style:paragraph-properties fo:margin-top="0cm" fo:margin-bottom="0cm" style:contextual-spacing="false"/>
    </style:style>
    <style:style style:name="P40" style:family="paragraph" style:parent-style-name="Text_20_body" style:list-style-name="L29"/>
    <style:style style:name="P41" style:family="paragraph" style:parent-style-name="Text_20_body" style:list-style-name="L29">
      <style:paragraph-properties fo:margin-top="0cm" fo:margin-bottom="0cm" style:contextual-spacing="false"/>
    </style:style>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1">
      <style:paragraph-properties fo:margin-top="0cm" fo:margin-bottom="0cm" style:contextual-spacing="false"/>
    </style:style>
    <style:style style:name="P45" style:family="paragraph" style:parent-style-name="Text_20_body" style:list-style-name="L32"/>
    <style:style style:name="P46" style:family="paragraph" style:parent-style-name="Text_20_body">
      <style:text-properties fo:font-weight="bold" style:font-weight-asian="bold" style:font-weight-complex="bold"/>
    </style:style>
    <style:style style:name="P47" style:family="paragraph" style:parent-style-name="Text_20_body">
      <style:text-properties officeooo:paragraph-rsid="0020a59e"/>
    </style:style>
    <style:style style:name="T1" style:family="text">
      <style:text-properties officeooo:rsid="001cf69e"/>
    </style:style>
    <style:style style:name="T2" style:family="text">
      <style:text-properties officeooo:rsid="001edf54"/>
    </style:style>
    <style:style style:name="T3" style:family="text">
      <style:text-properties fo:font-weight="normal" style:font-weight-asian="normal" style:font-weight-complex="normal"/>
    </style:style>
    <style:style style:name="T4" style:family="text">
      <style:text-properties fo:font-weight="normal" officeooo:rsid="00219bbe"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0a59e"/>
    </style:style>
    <style:style style:name="T7" style:family="text">
      <style:text-properties style:font-name="Liberation Mono" officeooo:rsid="0020a59e"/>
    </style:style>
    <style:style style:name="T8" style:family="text">
      <style:text-properties officeooo:rsid="00219bb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Structures</text:span></text:h>
      <text:list text:style-name="L28">
        <text:list-item>
          <text:p text:style-name="P38"><text:span text:style-name="Strong_20_Emphasis">Challenge</text:span> :</text:p>
          <text:list>
            <text:list-item>
              <text:p text:style-name="P39">Structure représentant un défi (challenge) avec :</text:p>
              <text:list>
                <text:list-item>
                  <text:p text:style-name="P39"><text:span text:style-name="Source_20_Text">nom</text:span> : identifiant interne du défi.</text:p>
                </text:list-item>
                <text:list-item>
                  <text:p text:style-name="P39"><text:span text:style-name="Source_20_Text">nomAfficher</text:span> : nom lisible pour les joueurs.</text:p>
                </text:list-item>
                <text:list-item>
                  <text:p text:style-name="P39"><text:span text:style-name="Source_20_Text">description</text:span> : détail des conditions et des points à gagner.</text:p>
                </text:list-item>
              </text:list>
            </text:list-item>
          </text:list>
        </text:list-item>
        <text:list-item>
          <text:p text:style-name="P38"><text:span text:style-name="Strong_20_Emphasis">Joueur</text:span> :</text:p>
          <text:list>
            <text:list-item>
              <text:p text:style-name="P39">Structure représentant un joueur avec :</text:p>
              <text:list>
                <text:list-item>
                  <text:p text:style-name="P39"><text:span text:style-name="Source_20_Text">id</text:span> : identifiant unique.</text:p>
                </text:list-item>
                <text:list-item>
                  <text:p text:style-name="P39"><text:span text:style-name="Source_20_Text">pseudo</text:span> : nom du joueur.</text:p>
                </text:list-item>
                <text:list-item>
                  <text:p text:style-name="P39"><text:span text:style-name="Source_20_Text">scoreParTour</text:span> : tableau des scores pour chaque tour.</text:p>
                </text:list-item>
                <text:list-item>
                  <text:p text:style-name="P39"><text:span text:style-name="Source_20_Text">desParTour</text:span> : tableau des dés obtenus à chaque tour.</text:p>
                </text:list-item>
                <text:list-item>
                  <text:p text:style-name="P39"><text:span text:style-name="Source_20_Text">score</text:span> : score total accumulé.</text:p>
                </text:list-item>
                <text:list-item>
                  <text:p text:style-name="P39"><text:span text:style-name="Source_20_Text">bonus</text:span> : points bonus.</text:p>
                </text:list-item>
                <text:list-item>
                  <text:p text:style-name="P39"><text:span text:style-name="Source_20_Text">challengeDispo</text:span> : liste des défis encore disponibles.</text:p>
                </text:list-item>
                <text:list-item>
                  <text:p text:style-name="P39"><text:span text:style-name="Source_20_Text">challengeUtiliser</text:span> : liste des défis déjà choisis.</text:p>
                </text:list-item>
              </text:list>
            </text:list-item>
          </text:list>
        </text:list-item>
      </text:list>
      <text:p text:style-name="Horizontal_20_Line"/>
      <text:h text:style-name="Heading_20_3" text:outline-level="3">Constantes</text:h>
      <text:list text:style-name="L29">
        <text:list-item>
          <text:p text:style-name="P41"><text:span text:style-name="Strong_20_Emphasis">CHALLENGE</text:span> :</text:p>
          <text:list>
            <text:list-item>
              <text:p text:style-name="P41">Tableau contenant tous les défis possibles.</text:p>
            </text:list-item>
            <text:list-item>
              <text:p text:style-name="P40">Chaque défi est défini par sa structure <text:span text:style-name="Source_20_Text">Challenge</text:span> (avec nom, nom affiché, description).</text:p>
            </text:list-item>
          </text:list>
        </text:list-item>
      </text:list>
      <text:p text:style-name="Text_20_body"><text:span text:style-name="Strong_20_Emphasis"/></text:p>
      <text:p text:style-name="Horizontal_20_Line"><text:span text:style-name="Strong_20_Emphasis"/></text:p>
      <text:h text:style-name="Heading_20_3" text:outline-level="3">Algorithme de la fonction <text:span text:style-name="Source_20_Text">jeu</text:span></text:h>
      <text:p text:style-name="Text_20_body"><text:span text:style-name="Strong_20_Emphasis">Idée</text:span> :<text:line-break/>La fonction simule une partie complète d'un jeu pour deux joueurs, avec un déroulement en plusieurs tours basés sur des challenges. À chaque tour, chaque joueur joue et ses scores sont calculés et affichés, en incluant les bonus éventuels. Les résultats finaux sont affichés, et un fichier JSON contenant les données de la partie est généré.</text:p>
      <text:p text:style-name="Text_20_body"><text:span text:style-name="Strong_20_Emphasis">Local</text:span> :</text:p>
      <text:list text:style-name="L8">
        <text:list-item>
          <text:p text:style-name="P6"><text:span text:style-name="Source_20_Text">joueur</text:span> : tableau de type <text:span text:style-name="Source_20_Text">Joueur</text:span></text:p>
        </text:list-item>
        <text:list-item>
          <text:p text:style-name="P6"><text:span text:style-name="Source_20_Text">scoreChallengeMineure</text:span> : entier</text:p>
        </text:list-item>
        <text:list-item>
          <text:p text:style-name="P5"><text:span text:style-name="Source_20_Text">i</text:span>, <text:span text:style-name="Source_20_Text">j</text:span> : entiers</text:p>
        </text:list-item>
      </text:list>
      <text:p text:style-name="Text_20_body"><text:span text:style-name="Strong_20_Emphasis">Entrée</text:span> : aucune.</text:p>
      <text:p text:style-name="Text_20_body"><text:span text:style-name="Strong_20_Emphasis">Sortie</text:span> : <text:span text:style-name="T2">void</text:span></text:p>
      <text:p text:style-name="Horizontal_20_Line"/>
      <text:p text:style-name="Text_20_body"><text:soft-page-break/><text:span text:style-name="Strong_20_Emphasis">Début</text:span></text:p>
      <text:list text:style-name="L9">
        <text:list-item>
          <text:p text:style-name="P8">Initialiser les joueurs avec <text:span text:style-name="Source_20_Text">initialisationJeu()</text:span> et stocker le résultat dans <text:span text:style-name="Source_20_Text">joueur</text:span>.</text:p>
        </text:list-item>
        <text:list-item>
          <text:p text:style-name="P8"><text:span text:style-name="Strong_20_Emphasis">Pour</text:span> chaque challenge <text:span text:style-name="Source_20_Text">i</text:span> allant de 0 à <text:span text:style-name="Source_20_Text">CHALLENGE.Length - 1</text:span> :</text:p>
          <text:list>
            <text:list-item>
              <text:p text:style-name="P8">Afficher le numéro du tour.</text:p>
            </text:list-item>
            <text:list-item>
              <text:p text:style-name="P8"><text:span text:style-name="Strong_20_Emphasis">Pour</text:span> chaque joueur <text:span text:style-name="Source_20_Text">j</text:span> dans <text:span text:style-name="Source_20_Text">joueur</text:span> :</text:p>
              <text:list>
                <text:list-item>
                  <text:p text:style-name="P8">Afficher que c'est le tour du joueur <text:span text:style-name="Source_20_Text">j</text:span>.</text:p>
                </text:list-item>
                <text:list-item>
                  <text:p text:style-name="P8">Appeler la fonction <text:span text:style-name="Source_20_Text">tour</text:span> pour le joueur <text:span text:style-name="Source_20_Text">j</text:span> et le tour <text:span text:style-name="Source_20_Text">i</text:span>.</text:p>
                </text:list-item>
                <text:list-item>
                  <text:p text:style-name="P8">Afficher le challenge choisi, les dés obtenus, et le score gagné lors du tour.</text:p>
                </text:list-item>
                <text:list-item>
                  <text:p text:style-name="P8">Ajouter le score gagné au score total du joueur.</text:p>
                </text:list-item>
                <text:list-item>
                  <text:p text:style-name="P8"><text:span text:style-name="Strong_20_Emphasis">Si</text:span> le joueur n'a pas encore obtenu de bonus (bonus != 35) :</text:p>
                  <text:list>
                    <text:list-item>
                      <text:p text:style-name="P8">Calculer <text:span text:style-name="Source_20_Text">scoreChallengeMineure</text:span> avec <text:span text:style-name="Source_20_Text">verifBonus(joueur[j])</text:span>.</text:p>
                    </text:list-item>
                    <text:list-item>
                      <text:p text:style-name="P8"><text:span text:style-name="Strong_20_Emphasis">Si</text:span> <text:span text:style-name="Source_20_Text">scoreChallengeMineure &gt;= 63</text:span> :</text:p>
                      <text:list>
                        <text:list-item>
                          <text:p text:style-name="P8">Attribuer un bonus de 35 points au joueur.</text:p>
                        </text:list-item>
                        <text:list-item>
                          <text:p text:style-name="P8">Afficher le total du score avec le bonus.</text:p>
                        </text:list-item>
                      </text:list>
                    </text:list-item>
                    <text:list-item>
                      <text:p text:style-name="P8"><text:span text:style-name="Strong_20_Emphasis">Sinon</text:span> :</text:p>
                      <text:list>
                        <text:list-item>
                          <text:p text:style-name="P8">Afficher le total du score sans bonus et la somme actuelle des challenges mineurs.</text:p>
                        </text:list-item>
                      </text:list>
                    </text:list-item>
                  </text:list>
                </text:list-item>
                <text:list-item>
                  <text:p text:style-name="P8"><text:span text:style-name="Strong_20_Emphasis">Sinon</text:span> :</text:p>
                  <text:list>
                    <text:list-item>
                      <text:p text:style-name="P8">Afficher le total du score avec le bonus.</text:p>
                    </text:list-item>
                  </text:list>
                </text:list-item>
              </text:list>
            </text:list-item>
          </text:list>
        </text:list-item>
        <text:list-item>
          <text:p text:style-name="P8">Appeler <text:span text:style-name="Source_20_Text">affichageFinPartie</text:span> pour afficher les scores finaux des joueurs.</text:p>
        </text:list-item>
        <text:list-item>
          <text:p text:style-name="P7">Appeler <text:span text:style-name="Source_20_Text">creaJson</text:span> pour générer un fichier JSON contenant les résultats de la partie.</text:p>
        </text:list-item>
      </text:list>
      <text:p text:style-name="P47"><text:span text:style-name="Strong_20_Emphasis">Fin</text:span></text:p>
      <text:h text:style-name="P1" text:outline-level="3"><text:span text:style-name="Strong_20_Emphasis">Algorithme de la fonction </text:span><text:span text:style-name="Strong_20_Emphasis"><text:span text:style-name="Source_20_Text">tour</text:span></text:span></text:h>
      <text:p text:style-name="Text_20_body"><text:span text:style-name="Strong_20_Emphasis">Idée</text:span> :<text:line-break/>La fonction gère un tour de jeu pour un joueur. Le joueur lance des dés (jusqu'à trois fois), choisit les dés qu'il souhaite relancer, puis sélectionne un challenge. Les résultats des dés, le challenge sélectionné, et le score du tour sont enregistrés.</text:p>
      <text:p text:style-name="Text_20_body"><text:span text:style-name="Strong_20_Emphasis">Local</text:span> :</text:p>
      <text:list text:style-name="L10">
        <text:list-item>
          <text:p text:style-name="P10"><text:span text:style-name="Source_20_Text">des</text:span> : tableau d'entiers (taille 5), résultats des dés.</text:p>
        </text:list-item>
        <text:list-item>
          <text:p text:style-name="P10"><text:span text:style-name="Source_20_Text">relancerDes</text:span> : tableau de booléens (taille 5), indique si chaque dé doit être relancé.</text:p>
        </text:list-item>
        <text:list-item>
          <text:p text:style-name="P10"><text:span text:style-name="Source_20_Text">i</text:span> : entier, nombre de relances effectuées.</text:p>
        </text:list-item>
        <text:list-item>
          <text:p text:style-name="P10"><text:span text:style-name="Source_20_Text">fin</text:span> : booléen, contrôle la fin de la boucle de relance.</text:p>
        </text:list-item>
        <text:list-item>
          <text:p text:style-name="P10"><text:span text:style-name="Source_20_Text">rep</text:span> : caractère, réponse du joueur pour afficher les challenges.</text:p>
        </text:list-item>
        <text:list-item>
          <text:p text:style-name="P9"><text:span text:style-name="Source_20_Text">codeChallenge</text:span> : entier, code du challenge choisi par le joueur.</text:p>
        </text:list-item>
      </text:list>
      <text:p text:style-name="Text_20_body"><text:span text:style-name="Strong_20_Emphasis">Entrée</text:span> :</text:p>
      <text:list text:style-name="L11">
        <text:list-item>
          <text:p text:style-name="P12"><text:span text:style-name="Source_20_Text">joueur</text:span> : référence vers un objet <text:span text:style-name="Source_20_Text">Joueur</text:span>, représente le joueur jouant ce tour.</text:p>
        </text:list-item>
        <text:list-item>
          <text:p text:style-name="P11"><text:span text:style-name="Source_20_Text">tours</text:span> : entier, numéro du tour actuel.</text:p>
        </text:list-item>
      </text:list>
      <text:p text:style-name="Text_20_body"><text:span text:style-name="Strong_20_Emphasis">Sortie</text:span> : <text:span text:style-name="T2">void</text:span></text:p>
      <text:p text:style-name="Horizontal_20_Line"/>
      <text:p text:style-name="Text_20_body"><text:soft-page-break/><text:span text:style-name="Strong_20_Emphasis">Début pseudo-code</text:span></text:p>
      <text:list text:style-name="L12">
        <text:list-item>
          <text:p text:style-name="P13">Initialiser <text:span text:style-name="Source_20_Text">des</text:span> à un tableau de 5 entiers.</text:p>
        </text:list-item>
        <text:list-item>
          <text:p text:style-name="P13">Initialiser <text:span text:style-name="Source_20_Text">relancerDes</text:span> à <text:span text:style-name="Source_20_Text">[true, true, true, true, true]</text:span>.</text:p>
        </text:list-item>
        <text:list-item>
          <text:p text:style-name="P13">Initialiser <text:span text:style-name="Source_20_Text">i</text:span> à 0, et <text:span text:style-name="Source_20_Text">fin</text:span> à <text:span text:style-name="Source_20_Text">false</text:span>.</text:p>
        </text:list-item>
        <text:list-item>
          <text:p text:style-name="P13">Répéter :</text:p>
          <text:list>
            <text:list-item>
              <text:p text:style-name="P14">Afficher "Voulez-vous afficher les challenges disponibles ? y/n".</text:p>
            </text:list-item>
            <text:list-item>
              <text:p text:style-name="P14">Lire la réponse <text:span text:style-name="Source_20_Text">rep</text:span>.</text:p>
            </text:list-item>
            <text:list-item>
              <text:p text:style-name="P14"><text:span text:style-name="Strong_20_Emphasis">Si</text:span> <text:span text:style-name="Source_20_Text">rep</text:span> est 'y' :</text:p>
              <text:list>
                <text:list-item>
                  <text:p text:style-name="P14">Appeler <text:span text:style-name="Source_20_Text">afficheChallenges(joueur)</text:span> pour afficher les challenges.</text:p>
                </text:list-item>
              </text:list>
            </text:list-item>
            <text:list-item>
              <text:p text:style-name="P14"><text:span text:style-name="Strong_20_Emphasis">Sinon si</text:span> <text:span text:style-name="Source_20_Text">rep</text:span> est 'n' : continuer.</text:p>
            </text:list-item>
            <text:list-item>
              <text:p text:style-name="P14"><text:span text:style-name="Strong_20_Emphasis">Sinon</text:span> : afficher "Réponse invalide".</text:p>
            </text:list-item>
          </text:list>
        </text:list-item>
        <text:list-item>
          <text:p text:style-name="P13">Répéter tant que <text:span text:style-name="Source_20_Text">rep</text:span> n'est pas 'y' ou 'n'.</text:p>
        </text:list-item>
        <text:list-item>
          <text:p text:style-name="P13">Tant que <text:span text:style-name="Source_20_Text">i &lt; 3</text:span> et <text:span text:style-name="Source_20_Text">fin</text:span> est <text:span text:style-name="Source_20_Text">false</text:span> :</text:p>
          <text:list>
            <text:list-item>
              <text:p text:style-name="P14">Pour chaque dé <text:span text:style-name="Source_20_Text">j</text:span> dans <text:span text:style-name="Source_20_Text">des</text:span> :</text:p>
              <text:list>
                <text:list-item>
                  <text:p text:style-name="P14">Si <text:span text:style-name="Source_20_Text">relancerDes[j]</text:span> est <text:span text:style-name="Source_20_Text">true</text:span>, générer un nombre aléatoire entre 1 et 6 pour <text:span text:style-name="Source_20_Text">des[j]</text:span>.</text:p>
                </text:list-item>
              </text:list>
            </text:list-item>
            <text:list-item>
              <text:p text:style-name="P14">Si <text:span text:style-name="Source_20_Text">i &lt; 2</text:span> :</text:p>
              <text:list>
                <text:list-item>
                  <text:p text:style-name="P14">Appeler <text:span text:style-name="Source_20_Text">choixDes(des, relancerDes)</text:span> pour demander au joueur quels dés relancer.</text:p>
                </text:list-item>
              </text:list>
            </text:list-item>
            <text:list-item>
              <text:p text:style-name="P14">Mettre à jour <text:span text:style-name="Source_20_Text">fin</text:span> avec <text:span text:style-name="Source_20_Text">finRelance(relancerDes)</text:span>.</text:p>
            </text:list-item>
            <text:list-item>
              <text:p text:style-name="P14">Incrémenter <text:span text:style-name="Source_20_Text">i</text:span>.</text:p>
            </text:list-item>
          </text:list>
        </text:list-item>
        <text:list-item>
          <text:p text:style-name="P13">Appeler <text:span text:style-name="Source_20_Text">afficheDes(des)</text:span> pour afficher les dés finaux.</text:p>
        </text:list-item>
        <text:list-item>
          <text:p text:style-name="P13">Appeler <text:span text:style-name="Source_20_Text">choixChallenge(joueur)</text:span> et stocker le résultat dans <text:span text:style-name="Source_20_Text">codeChallenge</text:span>.</text:p>
        </text:list-item>
        <text:list-item>
          <text:p text:style-name="P13">Ajouter <text:span text:style-name="Source_20_Text">codeChallenge</text:span> à la liste <text:span text:style-name="Source_20_Text">joueur.challengeUtiliser</text:span>.</text:p>
        </text:list-item>
        <text:list-item>
          <text:p text:style-name="P13">Appeler <text:span text:style-name="Source_20_Text">supprimeChallenge(joueur.challengeDispo, codeChallenge)</text:span> pour supprimer le challenge choisi.</text:p>
        </text:list-item>
        <text:list-item>
          <text:p text:style-name="P13">Calculer le score pour ce tour avec <text:span text:style-name="Source_20_Text">calculScore(ref joueur, des, codeChallenge)</text:span> et l'enregistrer dans <text:span text:style-name="Source_20_Text">joueur.scoreParTour[tours]</text:span>.</text:p>
        </text:list-item>
        <text:list-item>
          <text:p text:style-name="P13">Enregistrer les dés finaux dans <text:span text:style-name="Source_20_Text">joueur.desParTour[tours]</text:span>.</text:p>
        </text:list-item>
      </text:list>
      <text:p text:style-name="Text_20_body"><text:span text:style-name="Strong_20_Emphasis">Fin pseudo-code</text:span></text:p>
      <text:h text:style-name="Heading_20_3" text:outline-level="3">Algorithme de la fonction <text:span text:style-name="Source_20_Text">choixDes</text:span></text:h>
      <text:p text:style-name="Text_20_body"><text:span text:style-name="Strong_20_Emphasis">Idée</text:span> :<text:line-break/>Cette fonction permet au joueur de décider quels dés il souhaite conserver ou relancer. Si le joueur choisit de conserver tous les dés, aucun dé n'est relancé. Sinon, il peut choisir individuellement quels dés conserver.</text:p>
      <text:p text:style-name="Text_20_body"><text:span text:style-name="Strong_20_Emphasis">Local</text:span> :</text:p>
      <text:list text:style-name="L13">
        <text:list-item>
          <text:p text:style-name="P16"><text:soft-page-break/><text:span text:style-name="Source_20_Text">reponse</text:span> : caractère, réponse du joueur pour conserver ou relancer les dés.</text:p>
        </text:list-item>
        <text:list-item>
          <text:p text:style-name="P15"><text:span text:style-name="Source_20_Text">i</text:span> : entier, index pour parcourir les dés.</text:p>
        </text:list-item>
      </text:list>
      <text:p text:style-name="Text_20_body"><text:span text:style-name="Strong_20_Emphasis">Entrée</text:span> :</text:p>
      <text:list text:style-name="L14">
        <text:list-item>
          <text:p text:style-name="P18"><text:span text:style-name="Source_20_Text">des</text:span> : tableau d'entiers, les valeurs actuelles des dés.</text:p>
        </text:list-item>
        <text:list-item>
          <text:p text:style-name="P17"><text:span text:style-name="Source_20_Text">relancerDes</text:span> : tableau de booléens, indique pour chaque dé s'il doit être relancé (<text:span text:style-name="Source_20_Text">true</text:span>) ou conservé (<text:span text:style-name="Source_20_Text">false</text:span>).</text:p>
        </text:list-item>
      </text:list>
      <text:p text:style-name="Text_20_body"><text:span text:style-name="Strong_20_Emphasis">Sortie</text:span> : <text:span text:style-name="T2">void</text:span></text:p>
      <text:p text:style-name="Horizontal_20_Line"/>
      <text:p text:style-name="Text_20_body"><text:span text:style-name="Strong_20_Emphasis">Début pseudo-code</text:span></text:p>
      <text:list text:style-name="L15">
        <text:list-item>
          <text:p text:style-name="P20">Afficher "Voici vos dés :" et appeler <text:span text:style-name="Source_20_Text">afficheDes(des)</text:span>.</text:p>
        </text:list-item>
        <text:list-item>
          <text:p text:style-name="P20">Initialiser une boucle :</text:p>
          <text:list>
            <text:list-item>
              <text:p text:style-name="P20">Afficher "Voulez-vous garder tous les dés ? y/n :".</text:p>
            </text:list-item>
            <text:list-item>
              <text:p text:style-name="P20">Lire la réponse <text:span text:style-name="Source_20_Text">reponse</text:span>.</text:p>
            </text:list-item>
            <text:list-item>
              <text:p text:style-name="P20">Si <text:span text:style-name="Source_20_Text">reponse</text:span> est 'y' :</text:p>
              <text:list>
                <text:list-item>
                  <text:p text:style-name="P20">Pour chaque dé <text:span text:style-name="Source_20_Text">i</text:span> de 0 à 4, définir <text:span text:style-name="Source_20_Text">relancerDes[i]</text:span> à <text:span text:style-name="Source_20_Text">false</text:span> (tous les dés sont conservés).</text:p>
                </text:list-item>
                <text:list-item>
                  <text:p text:style-name="P20">Sortir de la boucle.</text:p>
                </text:list-item>
              </text:list>
            </text:list-item>
            <text:list-item>
              <text:p text:style-name="P20">Sinon si <text:span text:style-name="Source_20_Text">reponse</text:span> est 'n' : sortir de la boucle.</text:p>
            </text:list-item>
            <text:list-item>
              <text:p text:style-name="P20">Sinon, afficher "Réponse invalide. Veuillez répondre par 'y' ou 'n'.".</text:p>
            </text:list-item>
          </text:list>
        </text:list-item>
        <text:list-item>
          <text:p text:style-name="P20">Si <text:span text:style-name="Source_20_Text">reponse</text:span> est différent de 'y' :</text:p>
          <text:list>
            <text:list-item>
              <text:p text:style-name="P20">Pour chaque dé <text:span text:style-name="Source_20_Text">i</text:span> de 0 à 4 :</text:p>
              <text:list>
                <text:list-item>
                  <text:p text:style-name="P20">Initialiser une boucle :</text:p>
                  <text:list>
                    <text:list-item>
                      <text:p text:style-name="P20">Afficher "Voulez-vous garder le dé X ? y/n :" (où X est la valeur actuelle du dé <text:span text:style-name="Source_20_Text">des[i]</text:span>).</text:p>
                    </text:list-item>
                    <text:list-item>
                      <text:p text:style-name="P20">Lire la réponse <text:span text:style-name="Source_20_Text">reponse</text:span>.</text:p>
                    </text:list-item>
                    <text:list-item>
                      <text:p text:style-name="P20">Si <text:span text:style-name="Source_20_Text">reponse</text:span> est 'y' :</text:p>
                      <text:list>
                        <text:list-item>
                          <text:p text:style-name="P20">Définir <text:span text:style-name="Source_20_Text">relancerDes[i]</text:span> à <text:span text:style-name="Source_20_Text">false</text:span>.</text:p>
                        </text:list-item>
                        <text:list-item>
                          <text:p text:style-name="P20">Sortir de la boucle.</text:p>
                        </text:list-item>
                      </text:list>
                    </text:list-item>
                    <text:list-item>
                      <text:p text:style-name="P20">Sinon si <text:span text:style-name="Source_20_Text">reponse</text:span> est 'n' :</text:p>
                      <text:list>
                        <text:list-item>
                          <text:p text:style-name="P20">Définir <text:span text:style-name="Source_20_Text">relancerDes[i]</text:span> à <text:span text:style-name="Source_20_Text">true</text:span>.</text:p>
                        </text:list-item>
                        <text:list-item>
                          <text:p text:style-name="P20">Sortir de la boucle.</text:p>
                        </text:list-item>
                      </text:list>
                    </text:list-item>
                    <text:list-item>
                      <text:p text:style-name="P20">Sinon, afficher "Réponse invalide. Veuillez répondre par 'y' ou 'n'.".</text:p>
                    </text:list-item>
                  </text:list>
                </text:list-item>
              </text:list>
            </text:list-item>
          </text:list>
        </text:list-item>
        <text:list-item>
          <text:p text:style-name="P19">Ajouter une ligne vide pour plus de lisibilité.</text:p>
        </text:list-item>
      </text:list>
      <text:p text:style-name="Text_20_body"><text:span text:style-name="Strong_20_Emphasis">Fin pseudo-code</text:span></text:p>
      <text:p text:style-name="Text_20_body"><text:span text:style-name="Strong_20_Emphasis"/></text:p>
      <text:p text:style-name="Text_20_body"><text:span text:style-name="Strong_20_Emphasis"/></text:p>
      <text:h text:style-name="P1" text:outline-level="3"><text:span text:style-name="Strong_20_Emphasis">Algorithme de la fonction </text:span><text:span text:style-name="Strong_20_Emphasis"><text:span text:style-name="T7">c</text:span></text:span><text:span text:style-name="Source_20_Text"><text:span text:style-name="T7">alculScore</text:span></text:span></text:h>
      <text:p text:style-name="Text_20_body"><text:span text:style-name="Strong_20_Emphasis">idée :<text:line-break/></text:span><text:span text:style-name="Strong_20_Emphasis"><text:span text:style-name="T3">Calculer le score d'un joueur en fonction du défi choisi et des dés obtenus.</text:span></text:span></text:p>
      <text:p text:style-name="P46"><text:soft-page-break/>Local :</text:p>
      <text:list text:style-name="L30">
        <text:list-item>
          <text:p text:style-name="P42"><text:span text:style-name="Source_20_Text">nbPoint</text:span> : entier, variable pour stocker le score calculé.</text:p>
        </text:list-item>
      </text:list>
      <text:p text:style-name="P46">Entrée :</text:p>
      <text:list text:style-name="L31">
        <text:list-item>
          <text:p text:style-name="P44"><text:span text:style-name="Source_20_Text">ref Joueur j</text:span> : référence au joueur dont on calcule le score.</text:p>
        </text:list-item>
        <text:list-item>
          <text:p text:style-name="P44"><text:span text:style-name="Source_20_Text">int[] des</text:span> : tableau des résultats des dés obtenus par le joueur.</text:p>
        </text:list-item>
        <text:list-item>
          <text:p text:style-name="P43"><text:span text:style-name="Source_20_Text">int codeChallenge</text:span> : identifiant du défi choisi (valeur entre 1 et 13).</text:p>
        </text:list-item>
      </text:list>
      <text:p text:style-name="P46">Sortie :</text:p>
      <text:list text:style-name="L32">
        <text:list-item>
          <text:p text:style-name="P45"><text:span text:style-name="Source_20_Text">int</text:span> : le score calculé pour le défi choisi.</text:p>
        </text:list-item>
      </text:list>
      <text:p text:style-name="P2"><text:span text:style-name="Strong_20_Emphasis"/></text:p>
      <text:p text:style-name="P46">Début pseudo-code </text:p>
      <text:p text:style-name="Text_20_body"><text:span text:style-name="Strong_20_Emphasis"><text:span text:style-name="T3">Initialiser nbPoint à 0</text:span></text:span></text:p>
      <text:p text:style-name="Text_20_body"><text:span text:style-name="Strong_20_Emphasis"><text:span text:style-name="T3"/></text:span></text:p>
      <text:p text:style-name="Text_20_body"><text:span text:style-name="Strong_20_Emphasis"><text:span text:style-name="T3">Si codeChallenge ≤ 6 Alors</text:span></text:span></text:p>
      <text:p text:style-name="Text_20_body"><text:span text:style-name="Strong_20_Emphasis"><text:span text:style-name="T3"><text:s text:c="4"/>nbPoint ← codeChallenge * nbOcc(des, codeChallenge)</text:span></text:span></text:p>
      <text:p text:style-name="Text_20_body"><text:span text:style-name="Strong_20_Emphasis"><text:span text:style-name="T3"><text:s text:c="4"/>Retourner nbPoint</text:span></text:span></text:p>
      <text:p text:style-name="Text_20_body"><text:span text:style-name="Strong_20_Emphasis"><text:span text:style-name="T3">Fin Si</text:span></text:span></text:p>
      <text:p text:style-name="Text_20_body"><text:span text:style-name="Strong_20_Emphasis"><text:span text:style-name="T3">Selon codeChallenge</text:span></text:span></text:p>
      <text:p text:style-name="Text_20_body"><text:span text:style-name="Strong_20_Emphasis"><text:span text:style-name="T3"><text:s text:c="4"/>Cas 7 :</text:span></text:span></text:p>
      <text:p text:style-name="Text_20_body"><text:span text:style-name="Strong_20_Emphasis"><text:span text:style-name="T3"><text:s text:c="8"/>nbPoint ← verifBrelan(des)</text:span></text:span></text:p>
      <text:p text:style-name="Text_20_body"><text:span text:style-name="Strong_20_Emphasis"><text:span text:style-name="T3"><text:s text:c="4"/>Cas 8 :</text:span></text:span></text:p>
      <text:p text:style-name="Text_20_body"><text:span text:style-name="Strong_20_Emphasis"><text:span text:style-name="T3"><text:s text:c="8"/>nbPoint ← verifCarre(des)</text:span></text:span></text:p>
      <text:p text:style-name="Text_20_body"><text:span text:style-name="Strong_20_Emphasis"><text:span text:style-name="T3"><text:s text:c="4"/>Cas 9 :</text:span></text:span></text:p>
      <text:p text:style-name="Text_20_body"><text:span text:style-name="Strong_20_Emphasis"><text:span text:style-name="T3"><text:s text:c="8"/>nbPoint ← verifFull(des)</text:span></text:span></text:p>
      <text:p text:style-name="Text_20_body"><text:span text:style-name="Strong_20_Emphasis"><text:span text:style-name="T3"><text:s text:c="4"/>Cas 10 :</text:span></text:span></text:p>
      <text:p text:style-name="Text_20_body"><text:span text:style-name="Strong_20_Emphasis"><text:span text:style-name="T3"><text:s text:c="8"/>Si verifPetiteSuite(des) Alors</text:span></text:span></text:p>
      <text:p text:style-name="Text_20_body"><text:span text:style-name="Strong_20_Emphasis"><text:span text:style-name="T3"><text:s text:c="12"/>nbPoint ← 30</text:span></text:span></text:p>
      <text:p text:style-name="Text_20_body"><text:span text:style-name="Strong_20_Emphasis"><text:span text:style-name="T3"><text:s text:c="8"/>Fin Si</text:span></text:span></text:p>
      <text:p text:style-name="Text_20_body"><text:span text:style-name="Strong_20_Emphasis"><text:span text:style-name="T3"><text:s text:c="4"/>Cas 11 :</text:span></text:span></text:p>
      <text:p text:style-name="Text_20_body"><text:span text:style-name="Strong_20_Emphasis"><text:span text:style-name="T3"><text:s text:c="8"/>Si verifGrandeSuite(des) Alors</text:span></text:span></text:p>
      <text:p text:style-name="Text_20_body"><text:span text:style-name="Strong_20_Emphasis"><text:span text:style-name="T3"><text:s text:c="12"/>nbPoint ← 40</text:span></text:span></text:p>
      <text:p text:style-name="Text_20_body"><text:span text:style-name="Strong_20_Emphasis"><text:span text:style-name="T3"><text:s text:c="8"/>Fin Si</text:span></text:span></text:p>
      <text:p text:style-name="Text_20_body"><text:span text:style-name="Strong_20_Emphasis"><text:span text:style-name="T3"><text:s text:c="4"/>Cas 12 :</text:span></text:span></text:p>
      <text:p text:style-name="Text_20_body"><text:soft-page-break/><text:span text:style-name="Strong_20_Emphasis"><text:span text:style-name="T3"><text:s text:c="8"/>Si nbOcc(des, des[0]) = 5 Alors</text:span></text:span></text:p>
      <text:p text:style-name="Text_20_body"><text:span text:style-name="Strong_20_Emphasis"><text:span text:style-name="T3"><text:s text:c="12"/>nbPoint ← 50</text:span></text:span></text:p>
      <text:p text:style-name="Text_20_body"><text:span text:style-name="Strong_20_Emphasis"><text:span text:style-name="T3"><text:s text:c="8"/>Fin Si</text:span></text:span></text:p>
      <text:p text:style-name="Text_20_body"><text:span text:style-name="Strong_20_Emphasis"><text:span text:style-name="T3"><text:s text:c="4"/>Cas 13 :</text:span></text:span></text:p>
      <text:p text:style-name="Text_20_body"><text:span text:style-name="Strong_20_Emphasis"><text:span text:style-name="T3"><text:s text:c="8"/>nbPoint ← somme(des)</text:span></text:span></text:p>
      <text:p text:style-name="Text_20_body"><text:span text:style-name="Strong_20_Emphasis"><text:span text:style-name="T3"><text:s text:c="4"/>Sinon :</text:span></text:span></text:p>
      <text:p text:style-name="Text_20_body"><text:span text:style-name="Strong_20_Emphasis"><text:span text:style-name="T3"><text:s text:c="8"/>Afficher "Erreur : codeChallenge invalide"</text:span></text:span></text:p>
      <text:p text:style-name="Text_20_body"><text:span text:style-name="Strong_20_Emphasis"><text:span text:style-name="T3">Fin Selon</text:span></text:span></text:p>
      <text:p text:style-name="Text_20_body"><text:span text:style-name="Strong_20_Emphasis"><text:span text:style-name="T3">Retourner nbPoint</text:span></text:span></text:p>
      <text:p text:style-name="Text_20_body"><text:span text:style-name="Strong_20_Emphasis"><text:span text:style-name="T5">Fin pseudo-code</text:span></text:span></text:p>
      <text:h text:style-name="Heading_20_3" text:outline-level="3">Algorithme de la fonction <text:span text:style-name="Source_20_Text">verifBrelan</text:span></text:h>
      <text:p text:style-name="Text_20_body"><text:span text:style-name="Strong_20_Emphasis">Idée</text:span> :<text:line-break/>La fonction vérifie si un brelan (trois dés ayant la même valeur) est présent parmi les dés donnés. Si un brelan est trouvé, elle retourne le score correspondant (trois fois la valeur du dé). Sinon, elle retourne 0.</text:p>
      <text:p text:style-name="Text_20_body"><text:span text:style-name="Strong_20_Emphasis">Local</text:span> :</text:p>
      <text:list text:style-name="L16">
        <text:list-item>
          <text:p text:style-name="P22"><text:span text:style-name="Source_20_Text">nbATester</text:span> : liste d'entiers, contient les valeurs uniques des dés.</text:p>
        </text:list-item>
        <text:list-item>
          <text:p text:style-name="P21"><text:span text:style-name="Source_20_Text">nbOccurence</text:span> : entier, nombre d'occurrences d'une valeur spécifique dans le tableau de dés.</text:p>
        </text:list-item>
      </text:list>
      <text:p text:style-name="Text_20_body"><text:span text:style-name="Strong_20_Emphasis">Entrée</text:span> :</text:p>
      <text:list text:style-name="L17">
        <text:list-item>
          <text:p text:style-name="P23"><text:span text:style-name="Source_20_Text">des</text:span> : tableau d'entiers, les valeurs des dés.</text:p>
        </text:list-item>
      </text:list>
      <text:p text:style-name="Text_20_body"><text:span text:style-name="Strong_20_Emphasis">Sortie</text:span> :</text:p>
      <text:list text:style-name="L18">
        <text:list-item>
          <text:p text:style-name="P24">Entier représentant le score du brelan (ou 0 si aucun brelan n'est trouvé).</text:p>
        </text:list-item>
      </text:list>
      <text:p text:style-name="Horizontal_20_Line"/>
      <text:p text:style-name="Text_20_body"><text:span text:style-name="Strong_20_Emphasis">Début pseudo-code</text:span></text:p>
      <text:list text:style-name="L19">
        <text:list-item>
          <text:p text:style-name="P26">Appeler <text:span text:style-name="Source_20_Text">listeNombreDifferent(des)</text:span> pour obtenir la liste des valeurs uniques des dés, et l'assigner à <text:span text:style-name="Source_20_Text">nbATester</text:span>.</text:p>
        </text:list-item>
        <text:list-item>
          <text:p text:style-name="P26">Si la taille de <text:span text:style-name="Source_20_Text">nbATester</text:span> est supérieure à 3 :</text:p>
          <text:list>
            <text:list-item>
              <text:p text:style-name="P26">Retourner 0 (trop de valeurs différentes pour qu'un brelan soit possible).</text:p>
            </text:list-item>
          </text:list>
        </text:list-item>
        <text:list-item>
          <text:p text:style-name="P26">Sinon :</text:p>
          <text:list>
            <text:list-item>
              <text:p text:style-name="P26">Pour chaque valeur dans <text:span text:style-name="Source_20_Text">nbATester</text:span> :</text:p>
              <text:list>
                <text:list-item>
                  <text:p text:style-name="P26">Calculer le nombre d'occurrences de cette valeur dans <text:span text:style-name="Source_20_Text">des</text:span> en appelant <text:span text:style-name="Source_20_Text">nbOcc(des, valeur)</text:span>.</text:p>
                </text:list-item>
                <text:list-item>
                  <text:p text:style-name="P26">Si le nombre d'occurrences est supérieur ou égal à 3 :</text:p>
                  <text:list>
                    <text:list-item>
                      <text:p text:style-name="P26">Retourner la valeur multipliée par 3 (score du brelan).</text:p>
                    </text:list-item>
                  </text:list>
                </text:list-item>
              </text:list>
            </text:list-item>
          </text:list>
        </text:list-item>
        <text:list-item>
          <text:p text:style-name="P26">Si aucune valeur n'est trouvée avec au moins 3 occurrences :</text:p>
          <text:list>
            <text:list-item>
              <text:p text:style-name="P25"><text:soft-page-break/>Retourner 0.</text:p>
            </text:list-item>
          </text:list>
        </text:list-item>
      </text:list>
      <text:p text:style-name="Text_20_body"><text:span text:style-name="Strong_20_Emphasis">Fin pseudo-code</text:span></text:p>
      <text:h text:style-name="Heading_20_3" text:outline-level="3">Algorithme de la fonction <text:span text:style-name="Source_20_Text">verifPetiteSuite</text:span></text:h>
      <text:p text:style-name="Text_20_body"><text:span text:style-name="Strong_20_Emphasis">Idée</text:span> :<text:line-break/>Vérifier si une petite suite (4 dés consécutifs) est présente parmi les dés. Une petite suite peut être composée de <text:span text:style-name="Source_20_Text">1, 2, 3, 4</text:span>, <text:span text:style-name="Source_20_Text">2, 3, 4, 5</text:span>, ou <text:span text:style-name="Source_20_Text">3, 4, 5, 6</text:span>.</text:p>
      <text:p text:style-name="Text_20_body"><text:span text:style-name="Strong_20_Emphasis">Local</text:span> :</text:p>
      <text:list text:style-name="L20">
        <text:list-item>
          <text:p text:style-name="P27"><text:span text:style-name="Source_20_Text">uniqueDes</text:span> : tableau d'entiers, contient les valeurs uniques des dés triées.</text:p>
        </text:list-item>
      </text:list>
      <text:p text:style-name="Text_20_body"><text:span text:style-name="Strong_20_Emphasis">Entrée</text:span> :</text:p>
      <text:list text:style-name="L21">
        <text:list-item>
          <text:p text:style-name="P28"><text:span text:style-name="Source_20_Text">des</text:span> : tableau d'entiers, les valeurs des dés.</text:p>
        </text:list-item>
      </text:list>
      <text:p text:style-name="Text_20_body"><text:span text:style-name="Strong_20_Emphasis">Sortie</text:span> :</text:p>
      <text:list text:style-name="L22">
        <text:list-item>
          <text:p text:style-name="P29">Booléen : retourne <text:span text:style-name="Source_20_Text">true</text:span> si une petite suite est détectée, sinon <text:span text:style-name="Source_20_Text">false</text:span>.</text:p>
        </text:list-item>
      </text:list>
      <text:p text:style-name="Horizontal_20_Line"/>
      <text:p text:style-name="Text_20_body"><text:span text:style-name="Strong_20_Emphasis">Début pseudo-code</text:span></text:p>
      <text:list text:style-name="L23">
        <text:list-item>
          <text:p text:style-name="P30"><text:span text:style-name="Strong_20_Emphasis">Trier les dés</text:span> :</text:p>
          <text:list>
            <text:list-item>
              <text:p text:style-name="P31">Appliquer un tri sur le tableau <text:span text:style-name="Source_20_Text">des</text:span> pour faciliter la recherche de séquences.</text:p>
            </text:list-item>
          </text:list>
        </text:list-item>
        <text:list-item>
          <text:p text:style-name="P30"><text:span text:style-name="Strong_20_Emphasis">Supprimer les doublons</text:span> :</text:p>
          <text:list>
            <text:list-item>
              <text:p text:style-name="P31">Utiliser une méthode pour ne conserver que les valeurs uniques des dés dans <text:span text:style-name="Source_20_Text">uniqueDes</text:span>.</text:p>
            </text:list-item>
          </text:list>
        </text:list-item>
        <text:list-item>
          <text:p text:style-name="P30"><text:span text:style-name="Strong_20_Emphasis">Vérifier les séquences</text:span> :</text:p>
          <text:list>
            <text:list-item>
              <text:p text:style-name="P31">Si les valeurs <text:span text:style-name="Source_20_Text">1, 2, 3, 4</text:span> sont présentes dans <text:span text:style-name="Source_20_Text">uniqueDes</text:span>, retourner <text:span text:style-name="Source_20_Text">true</text:span>.</text:p>
            </text:list-item>
            <text:list-item>
              <text:p text:style-name="P31">Sinon, si les valeurs <text:span text:style-name="Source_20_Text">2, 3, 4, 5</text:span> sont présentes dans <text:span text:style-name="Source_20_Text">uniqueDes</text:span>, retourner <text:span text:style-name="Source_20_Text">true</text:span>.</text:p>
            </text:list-item>
            <text:list-item>
              <text:p text:style-name="P31">Sinon, si les valeurs <text:span text:style-name="Source_20_Text">3, 4, 5, 6</text:span> sont présentes dans <text:span text:style-name="Source_20_Text">uniqueDes</text:span>, retourner <text:span text:style-name="Source_20_Text">true</text:span>.</text:p>
            </text:list-item>
          </text:list>
        </text:list-item>
        <text:list-item>
          <text:p text:style-name="P30"><text:span text:style-name="Strong_20_Emphasis">Retourner le résultat</text:span> :</text:p>
          <text:list>
            <text:list-item>
              <text:p text:style-name="P30">Si aucune des séquences ci-dessus n'est détectée, retourner <text:span text:style-name="Source_20_Text">false</text:span>.</text:p>
            </text:list-item>
          </text:list>
        </text:list-item>
      </text:list>
      <text:p text:style-name="Text_20_body"><text:span text:style-name="Strong_20_Emphasis">Fin pseudo-code</text:span></text:p>
      <text:h text:style-name="Heading_20_3" text:outline-level="3">Algorithme de la fonction <text:span text:style-name="Source_20_Text">initialisationJeu</text:span></text:h>
      <text:p text:style-name="Text_20_body"><text:span text:style-name="Strong_20_Emphasis">Idée</text:span> :<text:line-break/>Créer et initialiser un tableau d'objets <text:span text:style-name="Source_20_Text">Joueur</text:span> pour un nombre donné de joueurs. L'utilisateur saisit le nombre de joueurs (minimum 2) et les pseudos associés.</text:p>
      <text:p text:style-name="Text_20_body"><text:span text:style-name="Strong_20_Emphasis">Local</text:span> :</text:p>
      <text:list text:style-name="L24">
        <text:list-item>
          <text:p text:style-name="P33"><text:span text:style-name="Source_20_Text">nbJoueurs</text:span> : entier, nombre de joueurs.</text:p>
        </text:list-item>
        <text:list-item>
          <text:p text:style-name="P33"><text:soft-page-break/><text:span text:style-name="Source_20_Text">fin</text:span> : booléen, contrôle la validité de l'entrée pour le nombre de joueurs.</text:p>
        </text:list-item>
        <text:list-item>
          <text:p text:style-name="P33"><text:span text:style-name="Source_20_Text">j</text:span> : tableau de <text:span text:style-name="Source_20_Text">Joueur</text:span>, contient les joueurs créés.</text:p>
        </text:list-item>
        <text:list-item>
          <text:p text:style-name="P32"><text:span text:style-name="Source_20_Text">ps</text:span> : chaîne, pseudo du joueur.</text:p>
        </text:list-item>
      </text:list>
      <text:p text:style-name="Text_20_body"><text:span text:style-name="Strong_20_Emphasis">Entrée</text:span> :</text:p>
      <text:list text:style-name="L25">
        <text:list-item>
          <text:p text:style-name="P34">Aucun paramètre d'entrée directe. Les données sont saisies par l'utilisateur via la console.</text:p>
        </text:list-item>
      </text:list>
      <text:p text:style-name="Text_20_body"><text:span text:style-name="Strong_20_Emphasis">Sortie</text:span> :</text:p>
      <text:list text:style-name="L26">
        <text:list-item>
          <text:p text:style-name="P35">Tableau de <text:span text:style-name="Source_20_Text">Joueur</text:span> contenant les joueurs initialisés.</text:p>
        </text:list-item>
      </text:list>
      <text:p text:style-name="Horizontal_20_Line"/>
      <text:p text:style-name="Text_20_body"><text:span text:style-name="Strong_20_Emphasis">Début pseudo-code</text:span></text:p>
      <text:list text:style-name="L27">
        <text:list-item>
          <text:p text:style-name="P36"><text:span text:style-name="Strong_20_Emphasis">Initialisation</text:span> :</text:p>
          <text:list>
            <text:list-item>
              <text:p text:style-name="P37">Déclarer <text:span text:style-name="Source_20_Text">nbJoueurs</text:span> à 0.</text:p>
            </text:list-item>
            <text:list-item>
              <text:p text:style-name="P37">Initialiser <text:span text:style-name="Source_20_Text">fin</text:span> à <text:span text:style-name="Source_20_Text">faux</text:span>.</text:p>
            </text:list-item>
          </text:list>
        </text:list-item>
        <text:list-item>
          <text:p text:style-name="P36"><text:span text:style-name="Strong_20_Emphasis">Demande du nombre de joueurs</text:span> :</text:p>
          <text:list>
            <text:list-item>
              <text:p text:style-name="P37">Tant que <text:span text:style-name="Source_20_Text">fin</text:span> est <text:span text:style-name="Source_20_Text">faux</text:span> :</text:p>
              <text:list>
                <text:list-item>
                  <text:p text:style-name="P37">Afficher "Combien de joueurs ?" et lire la saisie utilisateur dans <text:span text:style-name="Source_20_Text">nbJoueurs</text:span>.</text:p>
                </text:list-item>
                <text:list-item>
                  <text:p text:style-name="P37">Si l'entrée n'est pas un entier valide : afficher un message d'erreur et demander à nouveau.</text:p>
                </text:list-item>
                <text:list-item>
                  <text:p text:style-name="P37">Si <text:span text:style-name="Source_20_Text">nbJoueurs</text:span> est inférieur ou égal à 1 : afficher une erreur et demander à nouveau.</text:p>
                </text:list-item>
                <text:list-item>
                  <text:p text:style-name="P37">Sinon, passer <text:span text:style-name="Source_20_Text">fin</text:span> à <text:span text:style-name="Source_20_Text">vrai</text:span>.</text:p>
                </text:list-item>
              </text:list>
            </text:list-item>
          </text:list>
        </text:list-item>
        <text:list-item>
          <text:p text:style-name="P36"><text:span text:style-name="Strong_20_Emphasis">Création du tableau de joueurs</text:span> :</text:p>
          <text:list>
            <text:list-item>
              <text:p text:style-name="P37">Créer un tableau <text:span text:style-name="Source_20_Text">j</text:span> de taille <text:span text:style-name="Source_20_Text">nbJoueurs</text:span>.</text:p>
            </text:list-item>
          </text:list>
        </text:list-item>
        <text:list-item>
          <text:p text:style-name="P36"><text:span text:style-name="Strong_20_Emphasis">Saisie des pseudos</text:span> :</text:p>
          <text:list>
            <text:list-item>
              <text:p text:style-name="P37">Pour chaque joueur (de 0 à <text:span text:style-name="Source_20_Text">nbJoueurs - 1</text:span>) :</text:p>
              <text:list>
                <text:list-item>
                  <text:p text:style-name="P37">Tant que le pseudo est vide ou composé uniquement d'espaces :</text:p>
                  <text:list>
                    <text:list-item>
                      <text:p text:style-name="P37">Demander "Entrez le pseudo du joueur X" et lire la saisie utilisateur dans <text:span text:style-name="Source_20_Text">ps</text:span>.</text:p>
                    </text:list-item>
                    <text:list-item>
                      <text:p text:style-name="P37">Si le pseudo est invalide, afficher un message d'erreur.</text:p>
                    </text:list-item>
                  </text:list>
                </text:list-item>
                <text:list-item>
                  <text:p text:style-name="P37">Initialiser <text:span text:style-name="Source_20_Text">j[i]</text:span> avec un ID (i+1) et le pseudo saisi.</text:p>
                </text:list-item>
              </text:list>
            </text:list-item>
          </text:list>
        </text:list-item>
        <text:list-item>
          <text:p text:style-name="P36"><text:span text:style-name="Strong_20_Emphasis">Retourner le tableau</text:span> :</text:p>
          <text:list>
            <text:list-item>
              <text:p text:style-name="P36">Retourner <text:span text:style-name="Source_20_Text">j</text:span>.</text:p>
            </text:list-item>
          </text:list>
        </text:list-item>
      </text:list>
      <text:p text:style-name="Text_20_body"><text:span text:style-name="Strong_20_Emphasis">Fin pseudo-code</text:span></text:p>
      <text:p text:style-name="Text_20_body"/>
      <text:p text:style-name="Text_20_body"><text:span text:style-name="Strong_20_Emphasis"/></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1:39:20.148508400</meta:creation-date>
    <dc:date>2025-01-09T14:37:57.482041829</dc:date>
    <meta:editing-duration>PT10M30S</meta:editing-duration>
    <meta:editing-cycles>2</meta:editing-cycles>
    <meta:generator>LibreOffice/24.2.5.2$Linux_X86_64 LibreOffice_project/420$Build-2</meta:generator>
    <meta:document-statistic meta:table-count="0" meta:image-count="0" meta:object-count="0" meta:page-count="8" meta:paragraph-count="236" meta:word-count="1873" meta:character-count="10501" meta:non-whitespace-character-count="8854"/>
  </office:meta>
</office:document-meta>
</file>